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rdia New" svg:font-family="Cordia New" style:font-family-generic="swiss" style:font-pitch="variable" svg:panose-1="2 11 3 4 2 2 2 2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1">
      <text:list-level-style-bullet text:level="1" text:style-name="WW_CharLFO11LVL1" text:bullet-char="-">
        <style:list-level-properties text:space-before="0.5in" text:min-label-width="0.15in" text:list-level-position-and-space-mode="label-alignment">
          <style:list-level-label-alignment text:label-followed-by="listtab" fo:margin-left="0.65in" fo:text-indent="-0.15in"/>
        </style:list-level-properties>
        <style:text-properties style:font-name="Cambria"/>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mbria"/>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mbria"/>
      </text:list-level-style-bullet>
    </text:list-style>
    <style:style style:name="P1" style:parent-style-name="Normal" style:master-page-name="MPF0" style:family="paragraph">
      <style:paragraph-properties fo:break-before="page" style:page-number="auto"/>
    </style:style>
    <style:style style:name="T4" style:parent-style-name="Policepardéfaut" style:family="text">
      <style:text-properties fo:language="fr" fo:country="FR" style:language-asian="fr" style:country-asian="FR"/>
    </style:style>
    <style:style style:name="T5" style:parent-style-name="Policepardéfaut" style:family="text">
      <style:text-properties fo:language="fr" fo:country="FR"/>
    </style:style>
    <style:style style:name="P6" style:parent-style-name="Sous-titre" style:family="paragraph">
      <style:text-properties fo:language="fr" fo:country="FR"/>
    </style:style>
    <style:style style:name="P7" style:parent-style-name="Sommaire" style:family="paragraph">
      <style:text-properties fo:language="fr" fo:country="FR"/>
    </style:style>
    <style:style style:name="T8" style:parent-style-name="Policepardéfaut" style:family="text">
      <style:text-properties fo:language="fr" fo:country="FR"/>
    </style:style>
    <style:style style:name="P9" style:parent-style-name="Normal" style:family="paragraph">
      <style:text-properties fo:language="fr" fo:country="FR"/>
    </style:style>
    <style:style style:name="P10" style:parent-style-name="Normal" style:family="paragraph">
      <style:text-properties fo:language="fr" fo:country="FR"/>
    </style:style>
    <style:style style:name="P11" style:parent-style-name="Normal" style:family="paragraph">
      <style:text-properties fo:language="fr" fo:country="FR"/>
    </style:style>
    <style:style style:name="P12" style:parent-style-name="Normal" style:family="paragraph">
      <style:text-properties fo:language="fr" fo:country="FR"/>
    </style:style>
    <style:style style:name="P13" style:parent-style-name="Normal" style:family="paragraph">
      <style:paragraph-properties fo:break-before="page"/>
    </style:style>
    <style:style style:name="P14" style:parent-style-name="Titre1" style:master-page-name="MP1" style:family="paragraph">
      <style:paragraph-properties fo:break-before="page" style:page-number="1"/>
      <style:text-properties fo:language="fr" fo:country="FR"/>
    </style:style>
    <style:style style:name="P18" style:parent-style-name="Normal" style:family="paragraph">
      <style:text-properties fo:font-size="14pt" style:font-size-asian="14pt" style:font-size-complex="14pt" style:text-underline-type="single" style:text-underline-style="solid" style:text-underline-width="auto" style:text-underline-mode="continuous" fo:language="fr" fo:country="FR"/>
    </style:style>
    <style:style style:name="T19" style:parent-style-name="Policepardéfaut" style:family="text">
      <style:text-properties fo:language="fr" fo:country="FR"/>
    </style:style>
    <style:style style:name="T20" style:parent-style-name="Policepardéfaut" style:family="text">
      <style:text-properties fo:font-size="12pt" style:font-size-asian="12pt" style:font-size-complex="12pt" fo:language="fr" fo:country="FR"/>
    </style:style>
    <style:style style:name="T21" style:parent-style-name="Policepardéfaut" style:family="text">
      <style:text-properties fo:font-size="12pt" style:font-size-asian="12pt" style:font-size-complex="12pt" fo:language="fr" fo:country="FR"/>
    </style:style>
    <style:style style:name="T22" style:parent-style-name="Policepardéfaut" style:family="text">
      <style:text-properties fo:font-size="12pt" style:font-size-asian="12pt" style:font-size-complex="12pt" fo:language="fr" fo:country="FR"/>
    </style:style>
    <style:style style:name="T23" style:parent-style-name="Policepardéfaut" style:family="text">
      <style:text-properties fo:font-size="12pt" style:font-size-asian="12pt" style:font-size-complex="12pt" fo:language="fr" fo:country="FR"/>
    </style:style>
    <style:style style:name="P24" style:parent-style-name="Normal" style:family="paragraph">
      <style:text-properties fo:font-size="14pt" style:font-size-asian="14pt" style:font-size-complex="14pt" style:text-underline-type="single" style:text-underline-style="solid" style:text-underline-width="auto" style:text-underline-mode="continuous" fo:language="fr" fo:country="FR"/>
    </style:style>
    <style:style style:name="T25" style:parent-style-name="Policepardéfaut" style:family="text">
      <style:text-properties fo:language="fr" fo:country="FR"/>
    </style:style>
    <style:style style:name="T26" style:parent-style-name="Policepardéfaut" style:family="text">
      <style:text-properties fo:font-size="12pt" style:font-size-asian="12pt" style:font-size-complex="12pt" fo:language="fr" fo:country="FR"/>
    </style:style>
    <style:style style:name="T27" style:parent-style-name="Policepardéfaut" style:family="text">
      <style:text-properties fo:font-size="12pt" style:font-size-asian="12pt" style:font-size-complex="12pt" fo:language="fr" fo:country="FR"/>
    </style:style>
    <style:style style:name="T28" style:parent-style-name="Policepardéfaut" style:family="text">
      <style:text-properties fo:font-size="12pt" style:font-size-asian="12pt" style:font-size-complex="12pt" fo:language="fr" fo:country="FR"/>
    </style:style>
    <style:style style:name="P29" style:parent-style-name="Normal" style:family="paragraph">
      <style:paragraph-properties fo:text-indent="0.5in"/>
      <style:text-properties fo:font-size="12pt" style:font-size-asian="12pt" style:font-size-complex="12pt" fo:language="fr" fo:country="FR"/>
    </style:style>
    <style:style style:name="P30" style:parent-style-name="Normal" style:family="paragraph">
      <style:text-properties fo:font-size="14pt" style:font-size-asian="14pt" style:font-size-complex="14pt" style:text-underline-type="single" style:text-underline-style="solid" style:text-underline-width="auto" style:text-underline-mode="continuous" fo:language="fr" fo:country="FR"/>
    </style:style>
    <style:style style:name="P31" style:parent-style-name="Normal" style:family="paragraph">
      <style:text-properties fo:language="fr" fo:country="FR"/>
    </style:style>
    <style:style style:name="P32" style:parent-style-name="Titre1" style:family="paragraph">
      <style:text-properties fo:language="fr" fo:country="FR"/>
    </style:style>
    <style:style style:name="P33" style:parent-style-name="Titre2" style:family="paragraph">
      <style:text-properties fo:font-size="14pt" style:font-size-asian="14pt" style:font-size-complex="14pt" style:text-underline-type="single" style:text-underline-style="solid" style:text-underline-width="auto" style:text-underline-mode="continuous" fo:language="fr" fo:country="FR"/>
    </style:style>
    <style:style style:name="P34" style:parent-style-name="Normal" style:family="paragraph">
      <style:text-properties fo:language="fr" fo:country="FR"/>
    </style:style>
    <style:style style:name="P35" style:parent-style-name="Normal" style:family="paragraph">
      <style:text-properties style:font-name="Calibri" style:font-name-asian="Times New Roman" style:font-name-complex="Cordia New" fo:text-transform="uppercase" fo:color="#577188" fo:font-size="12pt" style:font-size-asian="12pt" fo:language="fr" fo:country="FR"/>
    </style:style>
    <style:style style:name="P36" style:parent-style-name="Normal" style:family="paragraph">
      <style:text-properties fo:language="fr" fo:country="FR"/>
    </style:style>
    <style:style style:name="P37" style:parent-style-name="Normal" style:family="paragraph">
      <style:text-properties style:font-name="Calibri" style:font-name-asian="Times New Roman" style:font-name-complex="Cordia New" fo:text-transform="uppercase" fo:color="#577188" fo:font-size="12pt" style:font-size-asian="12pt" fo:language="fr" fo:country="FR"/>
    </style:style>
    <style:style style:name="P38" style:parent-style-name="Normal" style:family="paragraph">
      <style:text-properties fo:language="fr" fo:country="FR"/>
    </style:style>
    <style:style style:name="P39" style:parent-style-name="Normal" style:family="paragraph">
      <style:text-properties style:font-name="Calibri" style:font-name-asian="Times New Roman" style:font-name-complex="Cordia New" fo:text-transform="uppercase" fo:color="#577188" fo:font-size="12pt" style:font-size-asian="12pt" fo:language="fr" fo:country="FR"/>
    </style:style>
    <style:style style:name="P40" style:parent-style-name="Normal" style:family="paragraph">
      <style:text-properties fo:language="fr" fo:country="FR"/>
    </style:style>
    <style:style style:name="P41" style:parent-style-name="Titre2"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text-properties style:font-name="Calibri" style:font-name-asian="Times New Roman" style:font-name-complex="Cordia New" fo:text-transform="uppercase" fo:color="#577188" fo:font-size="12pt" style:font-size-asian="12pt" fo:language="fr" fo:country="FR"/>
    </style:style>
    <style:style style:name="P44" style:parent-style-name="Normal" style:family="paragraph">
      <style:text-properties fo:language="fr" fo:country="FR"/>
    </style:style>
    <style:style style:name="P45" style:parent-style-name="Normal" style:family="paragraph">
      <style:text-properties style:font-name="Calibri" style:font-name-asian="Times New Roman" style:font-name-complex="Cordia New" fo:text-transform="uppercase" fo:color="#577188" fo:font-size="12pt" style:font-size-asian="12pt" fo:language="fr" fo:country="FR"/>
    </style:style>
    <style:style style:name="P46" style:parent-style-name="Normal" style:family="paragraph">
      <style:text-properties fo:language="fr" fo:country="FR"/>
    </style:style>
    <style:style style:name="P47" style:parent-style-name="Titre2" style:family="paragraph">
      <style:text-properties fo:language="fr" fo:country="FR"/>
    </style:style>
    <style:style style:name="P48" style:parent-style-name="Normal" style:family="paragraph">
      <style:text-properties fo:language="fr" fo:country="FR"/>
    </style:style>
    <style:style style:name="P49" style:parent-style-name="Titre2" style:family="paragraph">
      <style:text-properties fo:language="fr" fo:country="FR"/>
    </style:style>
    <style:style style:name="P50" style:parent-style-name="Normal" style:family="paragraph">
      <style:text-properties fo:language="fr" fo:country="FR"/>
    </style:style>
    <style:style style:name="P51" style:parent-style-name="Titre2" style:family="paragraph">
      <style:text-properties fo:language="fr" fo:country="FR"/>
    </style:style>
    <style:style style:name="P52" style:parent-style-name="Normal" style:family="paragraph">
      <style:text-properties fo:language="fr" fo:country="FR"/>
    </style:style>
    <style:style style:name="P53" style:parent-style-name="Titre2" style:family="paragraph">
      <style:text-properties fo:language="fr" fo:country="FR"/>
    </style:style>
    <style:style style:name="P54" style:parent-style-name="Normal" style:family="paragraph">
      <style:text-properties fo:language="fr" fo:country="FR"/>
    </style:style>
    <style:style style:name="P55" style:parent-style-name="Titre2" style:family="paragraph">
      <style:text-properties fo:language="fr" fo:country="FR"/>
    </style:style>
    <style:style style:name="P56" style:parent-style-name="Normal" style:family="paragraph">
      <style:text-properties fo:language="fr" fo:country="FR"/>
    </style:style>
    <style:style style:name="P57" style:parent-style-name="Titre2"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P60" style:parent-style-name="Titre2" style:family="paragraph">
      <style:text-properties fo:font-size="14pt" style:font-size-asian="14pt" style:font-size-complex="14pt" style:text-underline-type="single" style:text-underline-style="solid" style:text-underline-width="auto" style:text-underline-mode="continuous" fo:language="fr" fo:country="FR"/>
    </style:style>
    <style:style style:name="P61" style:parent-style-name="Normal" style:family="paragraph">
      <style:text-properties fo:language="fr" fo:country="FR"/>
    </style:style>
    <style:style style:name="P62" style:parent-style-name="Titre2" style:family="paragraph">
      <style:text-properties fo:language="fr" fo:country="FR"/>
    </style:style>
    <style:style style:name="P63" style:parent-style-name="Normal" style:family="paragraph">
      <style:text-properties fo:language="fr" fo:country="FR"/>
    </style:style>
    <style:style style:name="P64" style:parent-style-name="Titre2" style:family="paragraph">
      <style:text-properties fo:language="fr" fo:country="FR"/>
    </style:style>
    <style:style style:name="P65" style:parent-style-name="Normal" style:family="paragraph">
      <style:text-properties fo:language="fr" fo:country="FR"/>
    </style:style>
    <style:style style:name="P66" style:parent-style-name="Titre2" style:family="paragraph">
      <style:text-properties fo:language="fr" fo:country="FR"/>
    </style:style>
    <style:style style:name="P67" style:parent-style-name="Normal" style:family="paragraph">
      <style:text-properties fo:language="fr" fo:country="FR"/>
    </style:style>
    <style:style style:name="P68" style:parent-style-name="Titre2" style:family="paragraph">
      <style:text-properties fo:language="fr" fo:country="FR"/>
    </style:style>
    <style:style style:name="P69" style:parent-style-name="Normal" style:family="paragraph">
      <style:text-properties fo:language="fr" fo:country="FR"/>
    </style:style>
    <style:style style:name="P70" style:parent-style-name="Titre2" style:family="paragraph">
      <style:text-properties fo:language="fr" fo:country="FR"/>
    </style:style>
    <style:style style:name="P71" style:parent-style-name="Normal" style:family="paragraph">
      <style:text-properties fo:language="fr" fo:country="FR"/>
    </style:style>
    <style:style style:name="P72" style:parent-style-name="Titre2" style:family="paragraph">
      <style:text-properties fo:language="fr" fo:country="FR"/>
    </style:style>
    <style:style style:name="P73" style:parent-style-name="Normal" style:family="paragraph">
      <style:text-properties fo:language="fr" fo:country="FR"/>
    </style:style>
    <style:style style:name="P74" style:parent-style-name="Titre2" style:family="paragraph">
      <style:text-properties fo:language="fr" fo:country="FR"/>
    </style:style>
    <style:style style:name="P75" style:parent-style-name="Normal" style:family="paragraph">
      <style:text-properties fo:language="fr" fo:country="FR"/>
    </style:style>
    <style:style style:name="P76" style:parent-style-name="Titre2" style:family="paragraph">
      <style:text-properties fo:font-size="14pt" style:font-size-asian="14pt" style:font-size-complex="14pt" style:text-underline-type="single" style:text-underline-style="solid" style:text-underline-width="auto" style:text-underline-mode="continuous" fo:language="fr" fo:country="FR"/>
    </style:style>
    <style:style style:name="P77" style:parent-style-name="Normal" style:family="paragraph">
      <style:text-properties fo:language="fr" fo:country="FR"/>
    </style:style>
    <style:style style:name="P78" style:parent-style-name="Titre2" style:family="paragraph">
      <style:text-properties fo:language="fr" fo:country="FR"/>
    </style:style>
    <style:style style:name="P79" style:parent-style-name="Normal" style:family="paragraph">
      <style:text-properties fo:language="fr" fo:country="FR"/>
    </style:style>
    <style:style style:name="P80" style:parent-style-name="Titre2" style:family="paragraph">
      <style:text-properties fo:language="fr" fo:country="FR"/>
    </style:style>
    <style:style style:name="T81" style:parent-style-name="Policepardéfaut" style:family="text">
      <style:text-properties fo:language="fr" fo:country="FR"/>
    </style:style>
    <style:style style:name="P82" style:parent-style-name="Titre1"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Listeàpuces" style:list-style-name="LFO1" style:family="paragraph">
      <style:text-properties fo:language="fr" fo:country="FR"/>
    </style:style>
    <style:style style:name="P86" style:parent-style-name="Listeàpuces" style:list-style-name="LFO1"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font-size="14pt" style:font-size-asian="14pt" style:font-size-complex="14pt" style:text-underline-type="single" style:text-underline-style="solid" style:text-underline-width="auto" style:text-underline-mode="continuous" fo:language="fr" fo:country="FR"/>
    </style:style>
    <style:style style:name="P90" style:parent-style-name="Normal" style:family="paragraph">
      <style:text-properties fo:font-size="12pt" style:font-size-asian="12pt" style:font-size-complex="12pt" fo:language="fr" fo:country="FR"/>
    </style:style>
    <style:style style:name="P91" style:parent-style-name="Normal" style:family="paragraph">
      <style:text-properties fo:font-size="12pt" style:font-size-asian="12pt" style:font-size-complex="12pt" fo:language="fr" fo:country="FR"/>
    </style:style>
    <style:style style:name="P92" style:parent-style-name="Normal" style:family="paragraph">
      <style:text-properties fo:font-size="12pt" style:font-size-asian="12pt" style:font-size-complex="12pt" fo:language="fr" fo:country="FR"/>
    </style:style>
    <style:style style:name="T93" style:parent-style-name="Policepardéfaut" style:family="text">
      <style:text-properties fo:font-size="12pt" style:font-size-asian="12pt" style:font-size-complex="12pt" fo:language="fr" fo:country="FR"/>
    </style:style>
    <style:style style:name="T94" style:parent-style-name="Policepardéfaut" style:family="text">
      <style:text-properties fo:font-size="12pt" style:font-size-asian="12pt" style:font-size-complex="12pt" fo:language="fr" fo:country="FR"/>
    </style:style>
    <style:style style:name="T95" style:parent-style-name="Policepardéfaut" style:family="text">
      <style:text-properties fo:font-size="12pt" style:font-size-asian="12pt" style:font-size-complex="12pt" fo:language="fr" fo:country="FR"/>
    </style:style>
    <style:style style:name="T96" style:parent-style-name="Policepardéfaut" style:family="text">
      <style:text-properties fo:font-size="12pt" style:font-size-asian="12pt" style:font-size-complex="12pt" fo:language="fr" fo:country="FR"/>
    </style:style>
    <style:style style:name="T97" style:parent-style-name="Policepardéfaut" style:family="text">
      <style:text-properties fo:font-size="12pt" style:font-size-asian="12pt" style:font-size-complex="12pt" fo:language="fr" fo:country="FR"/>
    </style:style>
    <style:style style:name="T98" style:parent-style-name="Policepardéfaut" style:family="text">
      <style:text-properties fo:font-size="12pt" style:font-size-asian="12pt" style:font-size-complex="12pt" fo:language="fr" fo:country="FR"/>
    </style:style>
    <style:style style:name="T99" style:parent-style-name="Policepardéfaut" style:family="text">
      <style:text-properties fo:font-size="12pt" style:font-size-asian="12pt" style:font-size-complex="12pt" fo:language="en" fo:country="GB"/>
    </style:style>
    <style:style style:name="P100" style:parent-style-name="Normal" style:family="paragraph">
      <style:text-properties fo:font-size="12pt" style:font-size-asian="12pt" style:font-size-complex="12pt" fo:language="fr" fo:country="FR"/>
    </style:style>
    <style:style style:name="P101" style:parent-style-name="Normal" style:family="paragraph">
      <style:text-properties fo:font-size="12pt" style:font-size-asian="12pt" style:font-size-complex="12pt" fo:language="en" fo:country="GB"/>
    </style:style>
    <style:style style:name="T102" style:parent-style-name="Policepardéfaut" style:family="text">
      <style:text-properties fo:font-size="12pt" style:font-size-asian="12pt" style:font-size-complex="12pt" fo:language="fr" fo:country="FR"/>
    </style:style>
    <style:style style:name="T103" style:parent-style-name="Policepardéfaut" style:family="text">
      <style:text-properties fo:font-size="12pt" style:font-size-asian="12pt" style:font-size-complex="12pt" fo:language="en" fo:country="GB"/>
    </style:style>
    <style:style style:name="T104" style:parent-style-name="Policepardéfaut" style:family="text">
      <style:text-properties fo:font-size="12pt" style:font-size-asian="12pt" style:font-size-complex="12pt" fo:language="en" fo:country="GB"/>
    </style:style>
    <style:style style:name="T105" style:parent-style-name="Policepardéfaut" style:family="text">
      <style:text-properties fo:font-size="12pt" style:font-size-asian="12pt" style:font-size-complex="12pt" fo:language="en" fo:country="GB"/>
    </style:style>
    <style:style style:name="T106" style:parent-style-name="Policepardéfaut" style:family="text">
      <style:text-properties fo:font-size="12pt" style:font-size-asian="12pt" style:font-size-complex="12pt" fo:language="en" fo:country="GB"/>
    </style:style>
    <style:style style:name="T107" style:parent-style-name="Policepardéfaut" style:family="text">
      <style:text-properties fo:font-size="12pt" style:font-size-asian="12pt" style:font-size-complex="12pt" fo:language="en" fo:country="GB"/>
    </style:style>
    <style:style style:name="T108" style:parent-style-name="Policepardéfaut" style:family="text">
      <style:text-properties fo:font-size="12pt" style:font-size-asian="12pt" style:font-size-complex="12pt" fo:language="en" fo:country="GB"/>
    </style:style>
    <style:style style:name="T109" style:parent-style-name="Policepardéfaut" style:family="text">
      <style:text-properties fo:font-size="12pt" style:font-size-asian="12pt" style:font-size-complex="12pt" fo:language="en" fo:country="GB"/>
    </style:style>
    <style:style style:name="P110" style:parent-style-name="Normal" style:family="paragraph">
      <style:text-properties fo:font-size="12pt" style:font-size-asian="12pt" style:font-size-complex="12pt" fo:language="en" fo:country="GB"/>
    </style:style>
    <style:style style:name="P111" style:parent-style-name="Normal" style:family="paragraph">
      <style:text-properties fo:font-size="12pt" style:font-size-asian="12pt" style:font-size-complex="12pt" fo:language="fr" fo:country="FR"/>
    </style:style>
    <style:style style:name="P112" style:parent-style-name="Normal" style:family="paragraph">
      <style:text-properties fo:font-size="12pt" style:font-size-asian="12pt" style:font-size-complex="12pt" fo:language="fr" fo:country="FR"/>
    </style:style>
    <style:style style:name="P113" style:parent-style-name="Normal" style:family="paragraph">
      <style:text-properties fo:font-size="12pt" style:font-size-asian="12pt" style:font-size-complex="12pt" fo:language="fr" fo:country="FR"/>
    </style:style>
    <style:style style:name="P114" style:parent-style-name="Normal" style:family="paragraph">
      <style:text-properties fo:font-size="12pt" style:font-size-asian="12pt" style:font-size-complex="12pt" fo:language="fr" fo:country="FR"/>
    </style:style>
    <style:style style:name="P115" style:parent-style-name="Normal" style:family="paragraph">
      <style:text-properties fo:font-size="12pt" style:font-size-asian="12pt" style:font-size-complex="12pt" fo:language="fr" fo:country="FR"/>
    </style:style>
    <style:style style:name="P116" style:parent-style-name="Normal" style:family="paragraph">
      <style:text-properties fo:font-size="12pt" style:font-size-asian="12pt" style:font-size-complex="12pt" fo:language="fr" fo:country="FR"/>
    </style:style>
    <style:style style:name="P117" style:parent-style-name="Normal" style:family="paragraph">
      <style:text-properties fo:font-size="14pt" style:font-size-asian="14pt" style:font-size-complex="14pt" style:text-underline-type="single" style:text-underline-style="solid" style:text-underline-width="auto" style:text-underline-mode="continuous" fo:language="fr" fo:country="FR"/>
    </style:style>
    <style:style style:name="P118" style:parent-style-name="Normal" style:family="paragraph">
      <style:text-properties fo:font-size="12pt" style:font-size-asian="12pt" style:font-size-complex="12pt" fo:language="fr" fo:country="FR"/>
    </style:style>
    <style:style style:name="P119" style:parent-style-name="Normal" style:family="paragraph">
      <style:text-properties fo:font-size="12pt" style:font-size-asian="12pt" style:font-size-complex="12pt" fo:language="fr" fo:country="FR"/>
    </style:style>
    <style:style style:name="P120" style:parent-style-name="Normal" style:family="paragraph">
      <style:text-properties fo:font-size="12pt" style:font-size-asian="12pt" style:font-size-complex="12pt" fo:language="fr" fo:country="FR"/>
    </style:style>
    <style:style style:name="P121" style:parent-style-name="Normal" style:family="paragraph">
      <style:text-properties fo:font-size="12pt" style:font-size-asian="12pt" style:font-size-complex="12pt" fo:language="fr" fo:country="FR"/>
    </style:style>
    <style:style style:name="T122" style:parent-style-name="Policepardéfaut" style:family="text">
      <style:text-properties fo:font-size="12pt" style:font-size-asian="12pt" style:font-size-complex="12pt" fo:language="fr" fo:country="FR"/>
    </style:style>
    <style:style style:name="T123" style:parent-style-name="Policepardéfaut" style:family="text">
      <style:text-properties fo:font-size="12pt" style:font-size-asian="12pt" style:font-size-complex="12pt" fo:language="fr" fo:country="FR"/>
    </style:style>
    <style:style style:name="T124" style:parent-style-name="Policepardéfaut" style:family="text">
      <style:text-properties fo:font-size="12pt" style:font-size-asian="12pt" style:font-size-complex="12pt" fo:language="fr" fo:country="FR"/>
    </style:style>
    <style:style style:name="T125" style:parent-style-name="Policepardéfaut" style:family="text">
      <style:text-properties fo:font-size="12pt" style:font-size-asian="12pt" style:font-size-complex="12pt" fo:language="fr" fo:country="FR"/>
    </style:style>
    <style:style style:name="T126" style:parent-style-name="Policepardéfaut" style:family="text">
      <style:text-properties fo:font-size="12pt" style:font-size-asian="12pt" style:font-size-complex="12pt" fo:language="fr" fo:country="FR"/>
    </style:style>
    <style:style style:name="T127" style:parent-style-name="Policepardéfaut" style:family="text">
      <style:text-properties fo:font-size="12pt" style:font-size-asian="12pt" style:font-size-complex="12pt" fo:language="fr" fo:country="FR"/>
    </style:style>
    <style:style style:family="graphic" style:name="a0" style:parent-style-name="Graphics">
      <style:graphic-properties fo:wrap-option="wrap" fo:border="0.00694in none" fo:padding-top="0in" fo:padding-bottom="0in" fo:padding-left="0in" fo:padding-right="0in" fo:background-color="transparent" draw:textarea-vertical-align="bottom" draw:textarea-horizontal-align="left" style:wrap="none" style:horizontal-rel="page" style:vertical-rel="page-content"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4"><draw:frame draw:z-index="251659264" draw:id="id0" draw:style-name="a0" draw:name="Zone de texte 6" text:anchor-type="paragraph" svg:x="0.32708in" svg:y="0.00833in" svg:width="7.99931in" svg:height="1.86736in" style:rel-width="scale" style:rel-height="scale"><draw:text-box><text:p text:style-name="Titre"><text:span text:style-name="T5">TP C++ :Héritage</text:span></text:p><text:p text:style-name="P6"/><text:p text:style-name="P7"/></draw:text-box><svg:title/><svg:desc>Title, Subtitle, and Abstract</svg:desc></draw:frame></text:span><text:span text:style-name="T8"><draw:frame draw:z-index="251661312" draw:id="id1" draw:style-name="a1" draw:name="Zone de texte 2" text:anchor-type="paragraph" svg:x="-0.75556in" svg:y="2.39236in" svg:width="7.93472in" svg:height="1.45417in" style:rel-width="scale" style:rel-height="scale"><draw:text-box><text:p text:style-name="P9">B 3231<text:s/>MEYER Franck, ROYER Robin<text:tab/><text:tab/><text:tab/><text:tab/><text:tab/><text:tab/>4 Février 2015</text:p><text:p text:style-name="P10"/><text:p text:style-name="Normal"><text:a xlink:href="mailto:franck.meyer@insa-lyon.fr" office:target-frame-name="_top" xlink:show="replace">franck.meyer@insa-lyon.fr</text:a></text:p><text:p text:style-name="Normal"><text:a xlink:href="mailto:robin.royer974@insa-lyon.fr" office:target-frame-name="_top" xlink:show="replace">robin.royer974@insa-lyon.fr</text:a></text:p><text:p text:style-name="P11"/><text:p text:style-name="P12"/></draw:text-box><svg:title/><svg:desc/></draw:frame></text:span></text:p>
      <text:p text:style-name="P13"/>
      <text:soft-page-break/>
      <text:h text:style-name="P14" text:outline-level="1">Conception</text:h>
      <text:p text:style-name="P18">STRUCTURE DE DONNEES :</text:p>
      <text:p text:style-name="Normal"><text:span text:style-name="T19"><text:tab/></text:span><text:span text:style-name="T20">Afin de stocker<text:s/></text:span><text:span text:style-name="T21">les objets de notre modèle courant, nous allons utiliser 2 maps dans notre classe ObjectManager, une pour stocker toutes les classes filles de Shape</text:span><text:span text:style-name="T22"><text:s/>correspondant à chaque type d’objet et pouvant être enregistré</text:span><text:span text:style-name="T23"><text:s/>et une pour stocker les sélections</text:span></text:p>
      <text:p text:style-name="P24">GESTION DU PRINCIPE UNDO/REDO :</text:p>
      <text:p text:style-name="Normal"><text:span text:style-name="T25"><text:tab/></text:span><text:span text:style-name="T26">Afin de gérer l’historique des actions ainsi que les UNDO/REDO</text:span><text:span text:style-name="T27">, nous avons utilisé un « design pattern » History et des classes filles propres à chaque type d’action</text:span><text:span text:style-name="T28">.</text:span></text:p>
      <text:p text:style-name="P29">Elles sont stockées dans un deque qui gère un historique limité aux 20 dernières commandes. Un attribut entier permet<text:s/>de localiser dans le deque l’action en cours.<text:s/>Chacune d’entre elle peut annuler ou<text:s/>répéter<text:s/>l’action qui lui est propre</text:p>
      <text:p text:style-name="P30">UML :</text:p>
      <text:p text:style-name="P31"/>
      <text:soft-page-break/>
      <text:h text:style-name="P32" text:outline-level="1">Spécifications</text:h>
      <text:h text:style-name="P33" text:outline-level="2">classe<text:s/>ObjectManager :</text:h>
      <text:p text:style-name="P34">La classe ObjectManager gère les objets du modèle courant grâce à une<text:s/>première<text:s/>map de pointeur de « Shape »,<text:s/>les sélections<text:s/>du modèle<text:s/>grâce à une seconde map<text:s/>de pointeur de « Selection », l’historique des actions effectuées sur le modèle<text:s/>grâce un deque de pointeur « History » et enfin en entier non signé qui<text:s/>localise<text:s/>la commande<text:s/>actuelle<text:s/>dans le deque en fonction des « UNDO/REDO ».</text:p>
      <text:p text:style-name="P35">addObject</text:p>
      <text:p text:style-name="P36">AddObject prend en paramètre un pointeur de « Shape » et renvoit un booléen true si l’objet pointé a été bien ajouté et false<text:s/>si<text:s/>l’objet n’a pas été ajouté<text:s/>(nom<text:s/>déjà utilisé).</text:p>
      <text:p text:style-name="P37">addSelection</text:p>
      <text:p text:style-name="P38">AddSelection prend en paramètre un pointeur de « selection » et renvoit un booléen true si la sélection a bien été inséré et false si la sélection n’a pas été ajouté (nom déjà utilisé).</text:p>
      <text:p text:style-name="P39">getSelectedShapes</text:p>
      <text:p text:style-name="P40">GetSelectedShapes prend en paramètre 4 entiers « long »<text:s/>correspondant aux coordonnées de 2 points<text:s/>et renvoit un vector de pointeur de « Shape »<text:s/>pointant sur toutes les « Shapes » contenues dans le rectangle délimité par les 2 points.</text:p>
      <text:h text:style-name="P41" text:outline-level="2">contains</text:h>
      <text:p text:style-name="P42">Contains prend en paramètre une chaine de caractères<text:s/>correspondant à<text:s/>un nom d’objet et renvoit un booléen true si<text:s/>le nom<text:s/>correspondant est dans la<text:s/>première ou deuxième map<text:s/>et false dans le cas contraire</text:p>
      <text:p text:style-name="P43">containsNames</text:p>
      <text:p text:style-name="P44">ContainsNames prend en paramètre un vector de chaines de caractères corespond à des noms d’objets<text:s/>et renvoit un booléen true si tout<text:s/>les noms sont présent dans la structure de données et false si l’un d’eux n’y est pas.</text:p>
      <text:p text:style-name="P45">removeObjects</text:p>
      <text:p text:style-name="P46">RemoveObjects prend en paramètre un vector de chaine de caractères correspondant aux noms des objets à supprimer et renvoit un vector de pointeurs de « Shape » des objets qui<text:s/>ont<text:s/>été<text:s/>supprimés du modèle.</text:p>
      <text:soft-page-break/>
      <text:h text:style-name="P47" text:outline-level="2">moveObject</text:h>
      <text:p text:style-name="P48">MoveObject prend en paramètre une chaine de caractère correspondant à l’objet<text:s/>ou la selection<text:s/>à bouger,<text:s/>2 entiers longs correspondant aux<text:s/>déplacements selon la coordonées X et la coordonnées Y et renvoit un vector de pointeur de « Shape » pointant sur les « Shapes » déplacées.</text:p>
      <text:h text:style-name="P49" text:outline-level="2">printDescs</text:h>
      <text:p text:style-name="P50">PrintDescs affiche sur le flux de sortie la description des « shapes » contenues dans la<text:s/>première map<text:s/>selon la même descritption que l’entrée en fonction du type de « Shapes ».</text:p>
      <text:h text:style-name="P51" text:outline-level="2">clearObjects</text:h>
      <text:p text:style-name="P52">ClearObjects ne prend pas de paramètres et renvoit un vector de pointeur de « shapes » pointant sur tout les objets qui vont être supprimés et retire tout les objets de la structure de données.</text:p>
      <text:h text:style-name="P53" text:outline-level="2">addtohistory</text:h>
      <text:p text:style-name="P54">AddToHistory<text:s/>prend en paramètre un pointeur « History », est de type void, ajoute à l’historique le paramètre en entrée, supprime la partie de l’historique d’index<text:s/>supérieur<text:s/>à l’attribut index et supprime le bas de l’historique quand celui-ci<text:s/>dépasse une taille de 20.</text:p>
      <text:h text:style-name="P55" text:outline-level="2">undocurrent</text:h>
      <text:p text:style-name="P56">UndoCurrent ne prend pas de paramètre, retourne un booléen false si l’historique est vide sinon<text:s/>renvoie<text:s text:c="2"/>true et si la commande correspondant à l’index est annulé et l’index correspond alors la commande précedente.</text:p>
      <text:h text:style-name="P57" text:outline-level="2">redocurrent</text:h>
      <text:p text:style-name="P58">RedoCurrent ne prend pas de paramètre, retourne un booléen false si il n’y a pas de commande à répéter sinon répéter les commande annuler une à une.</text:p>
      <text:p text:style-name="P59"/>
      <text:h text:style-name="P60" text:outline-level="2">classe<text:s/>Shape :</text:h>
      <text:p text:style-name="P61">La classe Shape est une classe abstraite dont vont hériter les objets et sélections de l’application et ayant comme attributs une chaine de caractères correspondant au nom de la forme et un booléen isRemoved pour connaitre l’état de la forme.</text:p>
      <text:h text:style-name="P62" text:outline-level="2">getdescriptor</text:h>
      <text:p text:style-name="P63">Méthode virtuel pure<text:s/>sans paramètre,<text:s/><text:s/>redéfinie<text:s/>dans les classes filles afin de renvoyer<text:s/>la description de chaque objet sous la forme d’ une chaine de caractères identique au format d’entrèe.</text:p>
      <text:soft-page-break/>
      <text:h text:style-name="P64" text:outline-level="2">remove</text:h>
      <text:p text:style-name="P65">Remove<text:s/>est une méthode virtuel qui<text:s/><text:s/>ne prend pas de paramètre, ne renvoit rien et fait passer l’attribut isRemoved de l’objet courant à false afin de le considérer supprimé.</text:p>
      <text:h text:style-name="P66" text:outline-level="2">remake</text:h>
      <text:p text:style-name="P67">Remake<text:s/>est une méthode virtuel qui<text:s/><text:s/>ne prend pas de paramètre, ne renvoit rien et fait passer l’attribut isRemoved de l’objet courant à true afin de le considérer de nouveau actif.</text:p>
      <text:h text:style-name="P68" text:outline-level="2">move</text:h>
      <text:p text:style-name="P69">Méthode virtuel<text:s/>pure prenant en paramètres 2 entiers long correspondant aux déplacements selon X et Y et renvoyant un vector de pointeurs de « Shape ». Cette méthode est redéfinit dans les classes filles afin d’appliquer<text:s/>le déplacements à chaque type d’objet.</text:p>
      <text:h text:style-name="P70" text:outline-level="2">isencompassed</text:h>
      <text:p text:style-name="P71">Méthode virtuelle pure prenant en paramètre 4 entiers longs correspondants aux coordonnées de 2points et renvoit un booléen. Elle est redéfinit dans les classes filles et renvoit true si l’objet en question est compris dans le rectangle définit par les 2 points et false dans le cas contraire.</text:p>
      <text:h text:style-name="P72" text:outline-level="2">getname</text:h>
      <text:p text:style-name="P73">GetName est un accesseur retournant en chaine de caractères l’attribut name.</text:p>
      <text:h text:style-name="P74" text:outline-level="2">isdeleted</text:h>
      <text:p text:style-name="P75">isDeleted est un accesseur retournant l’attribut booléen isRemoved.</text:p>
      <text:h text:style-name="P76" text:outline-level="2">Classe<text:s/>History :</text:h>
      <text:p text:style-name="P77">La classe History est une classe abstraite dont vont hériter les différentes instances d’action à « sauvegarder »</text:p>
      <text:h text:style-name="P78" text:outline-level="2">UNDO</text:h>
      <text:p text:style-name="P79">Méthode virtuelle pure prenant un pointeur sur l’ObjectManager de type void qui sera redéfinie par chaque instance d’action à sauvegarder, permettant d’annuler l’action correspondante.</text:p>
      <text:h text:style-name="P80" text:outline-level="2">redo</text:h>
      <text:p text:style-name="Normal"><text:span text:style-name="T81">Méthode virtuelle pure prenant un pointeur sur l’ObjectManager de type void qui sera redéfinie par chaque instance d’action à sauvegarder permettant <text:s/>de répéter l’action correspondante.</text:span></text:p>
      <text:soft-page-break/>
      <text:h text:style-name="P82" text:outline-level="1">COMMANDES</text:h>
      <text:p text:style-name="P83">Le contrôle de l’éditeur de formes géométriques<text:s/>par l’utilisateur<text:s/>se fera en mode console<text:s/>(les entrées, sorties mais aussi validation et messages d’erreur).</text:p>
      <text:p text:style-name="P84"><text:s/>Il y a 2 types de commandes<text:s/>:</text:p>
      <text:list text:style-name="LFO1" text:continue-numbering="true">
        <text:list-item>
          <text:p text:style-name="P85">Les commandes<text:s/>qui<text:s/>agissent sur le modèle, en modifiant les objets le composant</text:p>
        </text:list-item>
        <text:list-item>
          <text:p text:style-name="P86">Les commandes<text:s/>de gestion de modèle:<text:s/>l’énumération des objets<text:s/>du modèle, la sauvegarde<text:s/>du modèle<text:s/>etc.</text:p>
        </text:list-item>
      </text:list>
      <text:p text:style-name="P87">Les lignes commençant par le caractère dièse sont des commentaires et ne sont pas pris en compte.<text:s/></text:p>
      <text:p text:style-name="P88">Le nom des objets est composé de lettres et de<text:s/>chiffres.</text:p>
      <text:p text:style-name="P89">Commandes possibles :</text:p>
      <text:p text:style-name="P90">Ajout d’un cercle:<text:tab/><text:tab/><text:tab/><text:tab/>C Name X Y R</text:p>
      <text:p text:style-name="P91">Ajout d’un rectangle:<text:tab/><text:tab/><text:tab/><text:tab/>R Name X1 Y1 X2 Y2</text:p>
      <text:p text:style-name="P92">Ajout d’une Ligne:<text:tab/><text:tab/><text:tab/><text:tab/>L Name X1 Y1 X2 Y2</text:p>
      <text:p text:style-name="Normal"><text:span text:style-name="T93">Ajout d’une poly-ligne</text:span><text:span text:style-name="T94">:</text:span><text:span text:style-name="T95"><text:tab/></text:span><text:span text:style-name="T96"><text:tab/></text:span><text:span text:style-name="T97"><text:tab/></text:span><text:span text:style-name="T98">PL Name X1 Y1 X2 Y2 …<text:s/></text:span><text:span text:style-name="T99">Xn Yn</text:span></text:p>
      <text:p text:style-name="P100">Création d’une sélection:<text:tab/><text:tab/><text:tab/>S Name X1 Y1 X2 Y2</text:p>
      <text:p text:style-name="P101">Suppression:<text:tab/><text:tab/><text:tab/><text:tab/><text:tab/>DELETE Name1 Name2 … Name3</text:p>
      <text:p text:style-name="Normal"><text:span text:style-name="T102">Déplacement</text:span><text:span text:style-name="T103">:</text:span><text:span text:style-name="T104"><text:tab/></text:span><text:span text:style-name="T105"><text:tab/></text:span><text:span text:style-name="T106"><text:tab/></text:span><text:span text:style-name="T107"><text:tab/></text:span><text:span text:style-name="T108"><text:tab/></text:span><text:span text:style-name="T109">MOVE Name dX dY</text:span></text:p>
      <text:p text:style-name="P110">Enumeration:<text:tab/><text:tab/><text:tab/><text:tab/><text:tab/>LIST</text:p>
      <text:p text:style-name="P111">Annuler:<text:tab/><text:tab/><text:tab/><text:tab/><text:tab/>UNDO</text:p>
      <text:p text:style-name="P112">Répéter :<text:tab/><text:tab/><text:tab/><text:tab/><text:tab/>REDO</text:p>
      <text:p text:style-name="P113">Charger:<text:tab/><text:tab/><text:tab/><text:tab/><text:tab/>LOAD FILENAME</text:p>
      <text:p text:style-name="P114">Sauvegarder le modèle:<text:tab/><text:tab/><text:tab/>SAVE FILENAME</text:p>
      <text:p text:style-name="P115">Vider le modèle:<text:s/><text:tab/><text:tab/><text:tab/><text:tab/>CLEAR</text:p>
      <text:p text:style-name="P116">Fermer l’application:<text:tab/><text:tab/><text:tab/><text:tab/>EXIT</text:p>
      <text:soft-page-break/>
      <text:p text:style-name="P117">Sortie :</text:p>
      <text:p text:style-name="P118">Confirmation :<text:tab/><text:tab/><text:tab/><text:tab/>OK</text:p>
      <text:p text:style-name="P119">Erreur :<text:tab/><text:tab/><text:tab/><text:tab/><text:tab/>ERR</text:p>
      <text:p text:style-name="P120">Enumération :<text:tab/><text:tab/><text:tab/><text:tab/>Desc1</text:p>
      <text:p text:style-name="P121"><text:tab/><text:tab/><text:tab/><text:tab/><text:tab/><text:tab/>Desc2</text:p>
      <text:p text:style-name="Normal"><text:span text:style-name="T122"><text:tab/></text:span><text:span text:style-name="T123"><text:tab/></text:span><text:span text:style-name="T124"><text:tab/></text:span><text:span text:style-name="T125"><text:tab/></text:span><text:span text:style-name="T126"><text:tab/></text:span><text:span text:style-name="T127"><text:tab/>Desc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rdia New" svg:font-family="Cordia New" style:font-family-generic="swiss" style:font-pitch="variable" svg:panose-1="2 11 3 4 2 2 2 2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277in" fo:margin-bottom="0.1111in" fo:line-height="120%" fo:background-color="transparent" style:tab-stop-distance="0.5in"/>
      <style:text-properties style:font-name="Cambria" style:font-name-asian="Cambria" style:font-name-complex="Angsana New"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break-before="page" fo:margin-top="0in" fo:margin-bottom="0.25in" fo:line-height="100%" fo:margin-left="-0.25in" fo:margin-right="-0.25in">
        <style:tab-stops/>
      </style:paragraph-properties>
      <style:text-properties fo:font-size="18pt" style:font-size-asian="18pt" fo:hyphenate="false"/>
    </style:style>
    <style:style style:name="Titre2" style:display-name="Titre 2" style:family="paragraph" style:parent-style-name="Normal" style:next-style-name="Normal" style:default-outline-level="2">
      <style:paragraph-properties fo:keep-with-next="always" fo:keep-together="always" fo:margin-top="0.25in" fo:margin-bottom="0.0416in" fo:line-height="100%"/>
      <style:text-properties style:font-name="Calibri" style:font-name-asian="Times New Roman" style:font-name-complex="Cordia New" fo:text-transform="uppercase" fo:color="#577188" fo:font-size="12pt" style:font-size-asian="12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libri" style:font-name-asian="Times New Roman" style:font-name-complex="Cordia New" fo:font-weight="bold" style:font-weight-asian="bold" style:font-weight-complex="bold" fo:color="#7E97A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libri" style:font-name-asian="Times New Roman" style:font-name-complex="Cordia New" fo:font-weight="bold" style:font-weight-asian="bold" style:font-weight-complex="bold" fo:font-style="italic" style:font-style-asian="italic" style:font-style-complex="italic" fo:color="#7E97AD"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libri" style:font-name-asian="Times New Roman" style:font-name-complex="Cordia New" fo:color="#394B5A"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libri" style:font-name-asian="Times New Roman" style:font-name-complex="Cordia New" fo:font-style="italic" style:font-style-asian="italic" style:font-style-complex="italic" fo:color="#394B5A"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libri" style:font-name-asian="Times New Roman" style:font-name-complex="Cordia New"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libri" style:font-name-asian="Times New Roman" style:font-name-complex="Cordia New" fo:color="#404040"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libri" style:font-name-asian="Times New Roman" style:font-name-complex="Cordia New" fo:font-style="italic" style:font-style-asian="italic" style:font-style-complex="italic" fo:color="#404040" fo:hyphenate="false"/>
    </style:style>
    <style:style style:name="Normal" style:display-name="Normal" style:family="paragraph">
      <style:text-properties style:letter-kerning="true" fo:hyphenate="false"/>
    </style:style>
    <style:style style:name="Policepardéfaut" style:display-name="Police par défaut" style:family="text"/>
    <style:style style:name="En-tête" style:display-name="En-tête"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text-properties style:letter-kerning="true"/>
    </style:style>
    <style:style style:name="Pieddepage" style:display-name="Pied de page" style:family="paragraph" style:parent-style-name="Normal">
      <style:paragraph-properties fo:border-top="0.0069in solid #B1C0CD" fo:border-left="0.0034in solid #FFFFFF" fo:border-bottom="none" fo:border-right="none" fo:padding-top="0.0833in" fo:padding-left="0.0555in" fo:padding-bottom="0in" fo:padding-right="0in" style:shadow="none" fo:margin-bottom="0in" fo:line-height="100%" fo:margin-left="-0.25in" fo:margin-right="-0.25in">
        <style:tab-stops/>
      </style:paragraph-properties>
      <style:text-properties fo:hyphenate="false"/>
    </style:style>
    <style:style style:name="PieddepageCar" style:display-name="Pied de page Car" style:family="text" style:parent-style-name="Policepardéfaut">
      <style:text-properties style:letter-kerning="true"/>
    </style:style>
    <style:style style:name="Sansinterligne" style:display-name="Sans interligne" style:family="paragraph">
      <style:paragraph-properties fo:margin-bottom="0in" fo:line-height="100%"/>
      <style:text-properties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fo:hyphenate="false"/>
    </style:style>
    <style:style style:name="TextedebullesCar" style:display-name="Texte de bulles Car" style:family="text" style:parent-style-name="Policepardéfaut">
      <style:text-properties style:font-name="Tahoma" style:font-name-complex="Tahoma" fo:font-size="8pt" style:font-size-asian="8pt"/>
    </style:style>
    <style:style style:name="Titre1Car" style:display-name="Titre 1 Car" style:family="text" style:parent-style-name="Policepardéfaut">
      <style:text-properties style:letter-kerning="true" fo:font-size="18pt" style:font-size-asian="18pt"/>
    </style:style>
    <style:style style:name="Titre2Car" style:display-name="Titre 2 Car" style:family="text" style:parent-style-name="Policepardéfaut">
      <style:text-properties style:font-name="Calibri" style:font-name-asian="Times New Roman" style:font-name-complex="Cordia New" fo:text-transform="uppercase" fo:color="#577188" style:letter-kerning="true" fo:font-size="12pt" style:font-size-asian="12pt"/>
    </style:style>
    <style:style style:name="Textedelespaceréservé" style:display-name="Texte de l'espace réservé" style:family="text" style:parent-style-name="Policepardéfaut">
      <style:text-properties fo:color="#808080"/>
    </style:style>
    <style:style style:name="Citation" style:display-name="Citation" style:family="paragraph" style:parent-style-name="Normal" style:next-style-name="Normal">
      <style:paragraph-properties fo:margin-top="0.1666in" fo:margin-bottom="0.1666in" fo:margin-left="0.5in" fo:margin-right="0.5in">
        <style:tab-stops/>
      </style:paragraph-properties>
      <style:text-properties fo:font-style="italic" style:font-style-asian="italic" style:font-style-complex="italic" fo:color="#7E97AD" fo:font-size="14pt" style:font-size-asian="14pt" fo:hyphenate="false"/>
    </style:style>
    <style:style style:name="CitationCar" style:display-name="Citation Car" style:family="text" style:parent-style-name="Policepardéfaut">
      <style:text-properties fo:font-style="italic" style:font-style-asian="italic" style:font-style-complex="italic" fo:color="#7E97AD" style:letter-kerning="true" fo:font-size="14pt" style:font-size-asian="14pt"/>
    </style:style>
    <style:style style:name="Bibliographie" style:display-name="Bibliographie" style:family="paragraph" style:parent-style-name="Normal" style:next-style-name="Normal">
      <style:text-properties fo:hyphenate="false"/>
    </style:style>
    <style:style style:name="Normalcentré" style:display-name="Normal centré" style:family="paragraph" style:parent-style-name="Normal">
      <style:paragraph-properties fo:border="0.0034in solid #7E97AD" fo:padding="0.1388in" style:shadow="none" fo:margin-left="0.8in" fo:margin-right="0.8in">
        <style:tab-stops/>
      </style:paragraph-properties>
      <style:text-properties fo:font-style="italic" style:font-style-asian="italic" style:font-style-complex="italic" fo:color="#7E97AD" fo:hyphenate="false"/>
    </style:style>
    <style:style style:name="Corpsdetexte" style:display-name="Corps de texte" style:family="paragraph" style:parent-style-name="Normal">
      <style:paragraph-properties fo:margin-bottom="0.0833in"/>
      <style:text-properties fo:hyphenate="false"/>
    </style:style>
    <style:style style:name="CorpsdetexteCar" style:display-name="Corps de texte Car" style:family="text" style:parent-style-name="Policepardéfaut"/>
    <style:style style:name="Corpsdetexte2" style:display-name="Corps de texte 2" style:family="paragraph" style:parent-style-name="Normal">
      <style:paragraph-properties fo:margin-bottom="0.0833in" fo:line-height="200%"/>
      <style:text-properties fo:hyphenate="false"/>
    </style:style>
    <style:style style:name="Corpsdetexte2Car" style:display-name="Corps de texte 2 Car" style:family="text" style:parent-style-name="Policepardéfaut"/>
    <style:style style:name="Corpsdetexte3" style:display-name="Corps de texte 3" style:family="paragraph" style:parent-style-name="Normal">
      <style:paragraph-properties fo:margin-bottom="0.0833in"/>
      <style:text-properties fo:font-size="8pt" style:font-size-asian="8pt" fo:hyphenate="false"/>
    </style:style>
    <style:style style:name="Corpsdetexte3Car" style:display-name="Corps de texte 3 Car" style:family="text" style:parent-style-name="Policepardéfaut">
      <style:text-properties fo:font-size="8pt" style:font-size-asian="8pt"/>
    </style:style>
    <style:style style:name="Retrait1religne" style:display-name="Retrait 1re ligne" style:family="paragraph" style:parent-style-name="Corpsdetexte">
      <style:paragraph-properties fo:margin-bottom="0.1388in" fo:text-indent="0.25in"/>
      <style:text-properties fo:hyphenate="false"/>
    </style:style>
    <style:style style:name="Retrait1religneCar" style:display-name="Retrait 1re ligne Car" style:family="text" style:parent-style-name="CorpsdetexteCar"/>
    <style:style style:name="Retraitcorpsdetexte" style:display-name="Retrait corps de texte" style:family="paragraph" style:parent-style-name="Normal">
      <style:paragraph-properties fo:margin-bottom="0.0833in" fo:margin-left="0.25in">
        <style:tab-stops/>
      </style:paragraph-properties>
      <style:text-properties fo:hyphenate="false"/>
    </style:style>
    <style:style style:name="RetraitcorpsdetexteCar" style:display-name="Retrait corps de texte Car" style:family="text" style:parent-style-name="Policepardéfaut"/>
    <style:style style:name="Retraitcorpset1relig." style:display-name="Retrait corps et 1re lig." style:family="paragraph" style:parent-style-name="Retraitcorpsdetexte">
      <style:paragraph-properties fo:margin-bottom="0.1388in" fo:text-indent="0.25in"/>
      <style:text-properties fo:hyphenate="false"/>
    </style:style>
    <style:style style:name="Retraitcorpset1relig.Car" style:display-name="Retrait corps et 1re lig. Car" style:family="text" style:parent-style-name="RetraitcorpsdetexteCar"/>
    <style:style style:name="Retraitcorpsdetexte2" style:display-name="Retrait corps de texte 2" style:family="paragraph" style:parent-style-name="Normal">
      <style:paragraph-properties fo:margin-bottom="0.0833in" fo:line-height="200%" fo:margin-left="0.25in">
        <style:tab-stops/>
      </style:paragraph-properties>
      <style:text-properties fo:hyphenate="false"/>
    </style:style>
    <style:style style:name="Retraitcorpsdetexte2Car" style:display-name="Retrait corps de texte 2 Car" style:family="text" style:parent-style-name="Policepardéfaut"/>
    <style:style style:name="Retraitcorpsdetexte3" style:display-name="Retrait corps de texte 3" style:family="paragraph" style:parent-style-name="Normal">
      <style:paragraph-properties fo:margin-bottom="0.0833in" fo:margin-left="0.25in">
        <style:tab-stops/>
      </style:paragraph-properties>
      <style:text-properties fo:font-size="8pt" style:font-size-asian="8pt" fo:hyphenate="false"/>
    </style:style>
    <style:style style:name="Retraitcorpsdetexte3Car" style:display-name="Retrait corps de texte 3 Car" style:family="text" style:parent-style-name="Policepardéfaut">
      <style:text-properties fo:font-size="8pt" style:font-size-asian="8pt"/>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Légende" style:display-name="Légende" style:family="paragraph" style:parent-style-name="Normal" style:next-style-name="Normal">
      <style:paragraph-properties fo:line-height="100%"/>
      <style:text-properties fo:font-weight="bold" style:font-weight-asian="bold" style:font-weight-complex="bold" fo:color="#7E97AD" fo:font-size="9pt" style:font-size-asian="9pt" fo:hyphenate="false"/>
    </style:style>
    <style:style style:name="Formuledepolitesse" style:display-name="Formule de politesse" style:family="paragraph" style:parent-style-name="Normal">
      <style:paragraph-properties fo:margin-bottom="0in" fo:line-height="100%" fo:margin-left="3in">
        <style:tab-stops/>
      </style:paragraph-properties>
      <style:text-properties fo:hyphenate="false"/>
    </style:style>
    <style:style style:name="FormuledepolitesseCar" style:display-name="Formule de politesse Car" style:family="text" style:parent-style-name="Policepardéfaut"/>
    <style:style style:name="Marquedecommentaire" style:display-name="Marque de commentaire" style:family="text" style:parent-style-name="Policepardéfaut">
      <style:text-properties fo:font-size="8pt" style:font-size-asian="8pt"/>
    </style:style>
    <style:style style:name="Commentaire" style:display-name="Commentaire" style:family="paragraph" style:parent-style-name="Normal">
      <style:paragraph-properties fo:line-height="100%"/>
      <style:text-properties fo:hyphenate="false"/>
    </style:style>
    <style:style style:name="CommentaireCar" style:display-name="Commentaire Car" style:family="text" style:parent-style-name="Policepardéfaut">
      <style:text-properties fo:font-size="10pt" style:font-size-asian="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style>
    <style:style style:name="Date" style:display-name="Date" style:family="paragraph" style:parent-style-name="Normal" style:next-style-name="Normal">
      <style:text-properties fo:hyphenate="false"/>
    </style:style>
    <style:style style:name="DateCar" style:display-name="Date Car" style:family="text" style:parent-style-name="Policepardéfaut"/>
    <style:style style:name="Explorateurdedocuments" style:display-name="Explorateur de documents" style:family="paragraph" style:parent-style-name="Normal">
      <style:paragraph-properties fo:margin-bottom="0in" fo:line-height="100%"/>
      <style:text-properties style:font-name="Tahoma" style:font-name-complex="Tahoma" fo:font-size="8pt" style:font-size-asian="8pt" fo:hyphenate="false"/>
    </style:style>
    <style:style style:name="ExplorateurdedocumentsCar" style:display-name="Explorateur de documents Car" style:family="text" style:parent-style-name="Policepardéfaut">
      <style:text-properties style:font-name="Tahoma" style:font-name-complex="Tahoma" fo:font-size="8pt" style:font-size-asian="8pt"/>
    </style:style>
    <style:style style:name="Signatureélectronique" style:display-name="Signature électronique" style:family="paragraph" style:parent-style-name="Normal">
      <style:paragraph-properties fo:margin-bottom="0in" fo:line-height="100%"/>
      <style:text-properties fo:hyphenate="false"/>
    </style:style>
    <style:style style:name="SignatureélectroniqueCar" style:display-name="Signature électronique Car" style:family="text" style:parent-style-name="Policepardéfaut"/>
    <style:style style:name="Accentuation" style:display-name="Accentuation" style:family="text" style:parent-style-name="Policepardéfaut">
      <style:text-properties fo:font-style="italic" style:font-style-asian="italic" style:font-style-complex="italic"/>
    </style:style>
    <style:style style:name="Appeldenotedefin" style:display-name="Appel de note de fin" style:family="text" style:parent-style-name="Policepardéfaut">
      <style:text-properties style:text-position="super 65%"/>
    </style:style>
    <style:style style:name="Notedefin" style:display-name="Note de fin" style:family="paragraph" style:parent-style-name="Normal">
      <style:paragraph-properties fo:margin-bottom="0in" fo:line-height="100%"/>
      <style:text-properties fo:hyphenate="false"/>
    </style:style>
    <style:style style:name="NotedefinCar" style:display-name="Note de fin Car" style:family="text" style:parent-style-name="Policepardéfaut">
      <style:text-properties fo:font-size="10pt" style:font-size-asian="10pt"/>
    </style:style>
    <style:style style:name="Adressedestinataire" style:display-name="Adresse destinataire" style:family="paragraph" style:parent-style-name="Normal">
      <style:paragraph-properties fo:margin-bottom="0in" fo:line-height="100%" fo:margin-left="2in">
        <style:tab-stops/>
      </style:paragraph-properties>
      <style:text-properties style:font-name="Calibri" style:font-name-asian="Times New Roman" style:font-name-complex="Cordia New" fo:font-size="12pt" style:font-size-asian="12pt" fo:hyphenate="false"/>
    </style:style>
    <style:style style:name="Adresseexpéditeur" style:display-name="Adresse expéditeur" style:family="paragraph" style:parent-style-name="Normal">
      <style:paragraph-properties fo:margin-bottom="0in" fo:line-height="100%"/>
      <style:text-properties style:font-name="Calibri" style:font-name-asian="Times New Roman" style:font-name-complex="Cordia New" fo:hyphenate="false"/>
    </style:style>
    <style:style style:name="Lienhypertextesuivivisité" style:display-name="Lien hypertexte suivi visité" style:family="text" style:parent-style-name="Policepardéfaut">
      <style:text-properties fo:color="#969696" style:text-underline-type="single" style:text-underline-style="solid" style:text-underline-width="auto" style:text-underline-mode="continuous"/>
    </style:style>
    <style:style style:name="Appelnotedebasdep." style:display-name="Appel note de bas de p." style:family="text" style:parent-style-name="Policepardéfaut">
      <style:text-properties style:text-position="super 65%"/>
    </style:style>
    <style:style style:name="Notedebasdepage" style:display-name="Note de bas de page" style:family="paragraph" style:parent-style-name="Normal">
      <style:paragraph-properties fo:margin-bottom="0in" fo:line-height="100%"/>
      <style:text-properties fo:hyphenate="false"/>
    </style:style>
    <style:style style:name="NotedebasdepageCar" style:display-name="Note de bas de page Car" style:family="text" style:parent-style-name="Policepardéfaut">
      <style:text-properties fo:font-size="10pt" style:font-size-asian="10pt"/>
    </style:style>
    <style:style style:name="Titre3Car" style:display-name="Titre 3 Car" style:family="text" style:parent-style-name="Policepardéfaut">
      <style:text-properties style:font-name="Calibri" style:font-name-asian="Times New Roman" style:font-name-complex="Cordia New" fo:font-weight="bold" style:font-weight-asian="bold" style:font-weight-complex="bold" fo:color="#7E97AD" style:letter-kerning="true"/>
    </style:style>
    <style:style style:name="Titre4Car" style:display-name="Titre 4 Car" style:family="text" style:parent-style-name="Policepardéfaut">
      <style:text-properties style:font-name="Calibri" style:font-name-asian="Times New Roman" style:font-name-complex="Cordia New" fo:font-weight="bold" style:font-weight-asian="bold" style:font-weight-complex="bold" fo:font-style="italic" style:font-style-asian="italic" style:font-style-complex="italic" fo:color="#7E97AD" style:letter-kerning="true"/>
    </style:style>
    <style:style style:name="Titre5Car" style:display-name="Titre 5 Car" style:family="text" style:parent-style-name="Policepardéfaut">
      <style:text-properties style:font-name="Calibri" style:font-name-asian="Times New Roman" style:font-name-complex="Cordia New" fo:color="#394B5A" style:letter-kerning="true"/>
    </style:style>
    <style:style style:name="Titre6Car" style:display-name="Titre 6 Car" style:family="text" style:parent-style-name="Policepardéfaut">
      <style:text-properties style:font-name="Calibri" style:font-name-asian="Times New Roman" style:font-name-complex="Cordia New" fo:font-style="italic" style:font-style-asian="italic" style:font-style-complex="italic" fo:color="#394B5A" style:letter-kerning="true"/>
    </style:style>
    <style:style style:name="Titre7Car" style:display-name="Titre 7 Car" style:family="text" style:parent-style-name="Policepardéfaut">
      <style:text-properties style:font-name="Calibri" style:font-name-asian="Times New Roman" style:font-name-complex="Cordia New" fo:font-style="italic" style:font-style-asian="italic" style:font-style-complex="italic" fo:color="#404040" style:letter-kerning="true"/>
    </style:style>
    <style:style style:name="Titre8Car" style:display-name="Titre 8 Car" style:family="text" style:parent-style-name="Policepardéfaut">
      <style:text-properties style:font-name="Calibri" style:font-name-asian="Times New Roman" style:font-name-complex="Cordia New" fo:color="#404040" style:letter-kerning="true"/>
    </style:style>
    <style:style style:name="Titre9Car" style:display-name="Titre 9 Car" style:family="text" style:parent-style-name="Policepardéfaut">
      <style:text-properties style:font-name="Calibri" style:font-name-asian="Times New Roman" style:font-name-complex="Cordia New" fo:font-style="italic" style:font-style-asian="italic" style:font-style-complex="italic" fo:color="#404040" style:letter-kerning="true"/>
    </style:style>
    <style:style style:name="AcronymeHTML" style:display-name="Acronyme HTML" style:family="text" style:parent-style-name="Policepardéfaut"/>
    <style:style style:name="AdresseHTML" style:display-name="Adresse HTML" style:family="paragraph" style:parent-style-name="Normal">
      <style:paragraph-properties fo:margin-bottom="0in" fo:line-height="100%"/>
      <style:text-properties fo:font-style="italic" style:font-style-asian="italic" style:font-style-complex="italic" fo:hyphenate="false"/>
    </style:style>
    <style:style style:name="AdresseHTMLCar" style:display-name="Adresse HTML Car" style:family="text" style:parent-style-name="Policepardéfaut">
      <style:text-properties fo:font-style="italic" style:font-style-asian="italic" style:font-style-complex="italic"/>
    </style:style>
    <style:style style:name="CitationHTML" style:display-name="Citation HTML" style:family="text" style:parent-style-name="Policepardéfaut">
      <style:text-properties fo:font-style="italic" style:font-style-asian="italic" style:font-style-complex="italic"/>
    </style:style>
    <style:style style:name="CodeHTML" style:display-name="Code HTML" style:family="text" style:parent-style-name="Policepardéfaut">
      <style:text-properties style:font-name="Consolas" style:font-name-complex="Consolas" fo:font-size="10pt" style:font-size-asian="10pt"/>
    </style:style>
    <style:style style:name="DéfinitionHTML" style:display-name="Définition HTML" style:family="text" style:parent-style-name="Policepardéfaut">
      <style:text-properties fo:font-style="italic" style:font-style-asian="italic" style:font-style-complex="italic"/>
    </style:style>
    <style:style style:name="ClavierHTML" style:display-name="Clavier HTML" style:family="text" style:parent-style-name="Policepardéfaut">
      <style:text-properties style:font-name="Consolas" style:font-name-complex="Consolas" fo:font-size="10pt" style:font-size-asian="10pt"/>
    </style:style>
    <style:style style:name="PréformatéHTML" style:display-name="Préformaté HTML" style:family="paragraph" style:parent-style-name="Normal">
      <style:paragraph-properties fo:margin-bottom="0in" fo:line-height="100%"/>
      <style:text-properties style:font-name="Consolas" style:font-name-complex="Consolas" fo:hyphenate="false"/>
    </style:style>
    <style:style style:name="PréformatéHTMLCar" style:display-name="Préformaté HTML Car" style:family="text" style:parent-style-name="Policepardéfaut">
      <style:text-properties style:font-name="Consolas" style:font-name-complex="Consolas" fo:font-size="10pt" style:font-size-asian="10pt"/>
    </style:style>
    <style:style style:name="ExempleHTML" style:display-name="Exemple HTML" style:family="text" style:parent-style-name="Policepardéfaut">
      <style:text-properties style:font-name="Consolas" style:font-name-complex="Consolas" fo:font-size="12pt" style:font-size-asian="12pt"/>
    </style:style>
    <style:style style:name="MachineàécrireHTML" style:display-name="Machine à écrire HTML" style:family="text" style:parent-style-name="Policepardéfaut">
      <style:text-properties style:font-name="Consolas" style:font-name-complex="Consolas" fo:font-size="10pt" style:font-size-asian="10pt"/>
    </style:style>
    <style:style style:name="VariableHTML" style:display-name="Variable HTML" style:family="text" style:parent-style-name="Policepardéfaut">
      <style:text-properties fo:font-style="italic" style:font-style-asian="italic" style:font-style-complex="italic"/>
    </style:style>
    <style:style style:name="Lienhypertexte" style:display-name="Lien hypertexte" style:family="text" style:parent-style-name="Policepardéfaut">
      <style:text-properties fo:color="#646464" style:text-underline-type="single" style:text-underline-style="solid" style:text-underline-width="auto" style:text-underline-mode="continuous"/>
    </style:style>
    <style:style style:name="Index1" style:display-name="Index 1" style:family="paragraph" style:parent-style-name="Normal" style:next-style-name="Normal" style:auto-update="true">
      <style:paragraph-properties fo:margin-bottom="0in" fo:line-height="100%" fo:margin-left="0.1527in" fo:text-indent="-0.1527in">
        <style:tab-stops/>
      </style:paragraph-properties>
      <style:text-properties fo:hyphenate="false"/>
    </style:style>
    <style:style style:name="Index2" style:display-name="Index 2" style:family="paragraph" style:parent-style-name="Normal" style:next-style-name="Normal" style:auto-update="true">
      <style:paragraph-properties fo:margin-bottom="0in" fo:line-height="100%" fo:margin-left="0.3055in" fo:text-indent="-0.1527in">
        <style:tab-stops/>
      </style:paragraph-properties>
      <style:text-properties fo:hyphenate="false"/>
    </style:style>
    <style:style style:name="Index3" style:display-name="Index 3" style:family="paragraph" style:parent-style-name="Normal" style:next-style-name="Normal" style:auto-update="true">
      <style:paragraph-properties fo:margin-bottom="0in" fo:line-height="100%" fo:margin-left="0.4583in" fo:text-indent="-0.1527in">
        <style:tab-stops/>
      </style:paragraph-properties>
      <style:text-properties fo:hyphenate="false"/>
    </style:style>
    <style:style style:name="Index4" style:display-name="Index 4" style:family="paragraph" style:parent-style-name="Normal" style:next-style-name="Normal" style:auto-update="true">
      <style:paragraph-properties fo:margin-bottom="0in" fo:line-height="100%" fo:margin-left="0.6111in" fo:text-indent="-0.1527in">
        <style:tab-stops/>
      </style:paragraph-properties>
      <style:text-properties fo:hyphenate="false"/>
    </style:style>
    <style:style style:name="Index5" style:display-name="Index 5" style:family="paragraph" style:parent-style-name="Normal" style:next-style-name="Normal" style:auto-update="true">
      <style:paragraph-properties fo:margin-bottom="0in" fo:line-height="100%" fo:margin-left="0.7638in" fo:text-indent="-0.1527in">
        <style:tab-stops/>
      </style:paragraph-properties>
      <style:text-properties fo:hyphenate="false"/>
    </style:style>
    <style:style style:name="Index6" style:display-name="Index 6" style:family="paragraph" style:parent-style-name="Normal" style:next-style-name="Normal" style:auto-update="true">
      <style:paragraph-properties fo:margin-bottom="0in" fo:line-height="100%" fo:margin-left="0.9166in" fo:text-indent="-0.1527in">
        <style:tab-stops/>
      </style:paragraph-properties>
      <style:text-properties fo:hyphenate="false"/>
    </style:style>
    <style:style style:name="Index7" style:display-name="Index 7" style:family="paragraph" style:parent-style-name="Normal" style:next-style-name="Normal" style:auto-update="true">
      <style:paragraph-properties fo:margin-bottom="0in" fo:line-height="100%" fo:margin-left="1.0694in" fo:text-indent="-0.1527in">
        <style:tab-stops/>
      </style:paragraph-properties>
      <style:text-properties fo:hyphenate="false"/>
    </style:style>
    <style:style style:name="Index8" style:display-name="Index 8" style:family="paragraph" style:parent-style-name="Normal" style:next-style-name="Normal" style:auto-update="true">
      <style:paragraph-properties fo:margin-bottom="0in" fo:line-height="100%" fo:margin-left="1.2222in" fo:text-indent="-0.1527in">
        <style:tab-stops/>
      </style:paragraph-properties>
      <style:text-properties fo:hyphenate="false"/>
    </style:style>
    <style:style style:name="Index9" style:display-name="Index 9" style:family="paragraph" style:parent-style-name="Normal" style:next-style-name="Normal" style:auto-update="true">
      <style:paragraph-properties fo:margin-bottom="0in" fo:line-height="100%" fo:margin-left="1.375in" fo:text-indent="-0.1527in">
        <style:tab-stops/>
      </style:paragraph-properties>
      <style:text-properties fo:hyphenate="false"/>
    </style:style>
    <style:style style:name="Titreindex" style:display-name="Titre index" style:family="paragraph" style:parent-style-name="Normal" style:next-style-name="Index1">
      <style:text-properties style:font-name="Calibri" style:font-name-asian="Times New Roman" style:font-name-complex="Cordia New" fo:font-weight="bold" style:font-weight-asian="bold" style:font-weight-complex="bold" fo:hyphenate="false"/>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fo:color="#7E97AD"/>
    </style:style>
    <style:style style:name="Citationintense" style:display-name="Citation intense" style:family="paragraph" style:parent-style-name="Normal" style:next-style-name="Normal">
      <style:paragraph-properties fo:border-top="none" fo:border-left="none" fo:border-bottom="0.0069in solid #7E97A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7E97AD" fo:hyphenate="fals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color="#7E97AD"/>
    </style:style>
    <style:style style:name="Référenceintense" style:display-name="Référence intense" style:family="text" style:parent-style-name="Policepardéfaut">
      <style:text-properties fo:font-weight="bold" style:font-weight-asian="bold" style:font-weight-complex="bold" fo:font-variant="small-caps" fo:color="#CC8E60" fo:letter-spacing="0.0034in" style:text-underline-type="single" style:text-underline-style="solid" style:text-underline-width="auto" style:text-underline-mode="continuous"/>
    </style:style>
    <style:style style:name="Numérodeligne" style:display-name="Numéro de ligne" style:family="text" style:parent-style-name="Policepardéfaut"/>
    <style:style style:name="Liste" style:display-name="Liste" style:family="paragraph" style:parent-style-name="Normal">
      <style:paragraph-properties fo:margin-left="0.25in" fo:text-indent="-0.25in">
        <style:tab-stops/>
      </style:paragraph-properties>
      <style:text-properties fo:hyphenate="false"/>
    </style:style>
    <style:style style:name="Liste2" style:display-name="Liste 2" style:family="paragraph" style:parent-style-name="Normal">
      <style:paragraph-properties fo:margin-left="0.5in" fo:text-indent="-0.25in">
        <style:tab-stops/>
      </style:paragraph-properties>
      <style:text-properties fo:hyphenate="false"/>
    </style:style>
    <style:style style:name="Liste3" style:display-name="Liste 3" style:family="paragraph" style:parent-style-name="Normal">
      <style:paragraph-properties fo:margin-left="0.75in" fo:text-indent="-0.25in">
        <style:tab-stops/>
      </style:paragraph-properties>
      <style:text-properties fo:hyphenate="false"/>
    </style:style>
    <style:style style:name="Liste4" style:display-name="Liste 4" style:family="paragraph" style:parent-style-name="Normal">
      <style:paragraph-properties fo:margin-left="1in" fo:text-indent="-0.25in">
        <style:tab-stops/>
      </style:paragraph-properties>
      <style:text-properties fo:hyphenate="false"/>
    </style:style>
    <style:style style:name="Liste5" style:display-name="Liste 5" style:family="paragraph" style:parent-style-name="Normal">
      <style:paragraph-properties fo:margin-left="1.25in" fo:text-indent="-0.25in">
        <style:tab-stops/>
      </style:paragraph-properties>
      <style:text-properties fo:hyphenate="false"/>
    </style:style>
    <style:style style:name="Listeàpuces" style:display-name="Liste à puces" style:family="paragraph" style:parent-style-name="Normal" style:list-style-name="LFO1">
      <style:paragraph-properties fo:margin-bottom="0.0277in"/>
      <style:text-properties fo:hyphenate="false"/>
    </style:style>
    <style:style style:name="Listeàpuces2" style:display-name="Liste à puces 2" style:family="paragraph" style:parent-style-name="Normal" style:list-style-name="LFO2">
      <style:text-properties fo:hyphenate="false"/>
    </style:style>
    <style:style style:name="Listeàpuces3" style:display-name="Liste à puces 3" style:family="paragraph" style:parent-style-name="Normal" style:list-style-name="LFO3">
      <style:text-properties fo:hyphenate="false"/>
    </style:style>
    <style:style style:name="Listeàpuces4" style:display-name="Liste à puces 4" style:family="paragraph" style:parent-style-name="Normal" style:list-style-name="LFO4">
      <style:text-properties fo:hyphenate="false"/>
    </style:style>
    <style:style style:name="Listeàpuces5" style:display-name="Liste à puces 5" style:family="paragraph" style:parent-style-name="Normal" style:list-style-name="LFO5">
      <style:text-properties fo:hyphenate="false"/>
    </style:style>
    <style:style style:name="Listecontinue" style:display-name="Liste continue" style:family="paragraph" style:parent-style-name="Normal">
      <style:paragraph-properties fo:margin-bottom="0.0833in" fo:margin-left="0.25in">
        <style:tab-stops/>
      </style:paragraph-properties>
      <style:text-properties fo:hyphenate="false"/>
    </style:style>
    <style:style style:name="Listecontinue2" style:display-name="Liste continue 2" style:family="paragraph" style:parent-style-name="Normal">
      <style:paragraph-properties fo:margin-bottom="0.0833in" fo:margin-left="0.5in">
        <style:tab-stops/>
      </style:paragraph-properties>
      <style:text-properties fo:hyphenate="false"/>
    </style:style>
    <style:style style:name="Listecontinue3" style:display-name="Liste continue 3" style:family="paragraph" style:parent-style-name="Normal">
      <style:paragraph-properties fo:margin-bottom="0.0833in" fo:margin-left="0.75in">
        <style:tab-stops/>
      </style:paragraph-properties>
      <style:text-properties fo:hyphenate="false"/>
    </style:style>
    <style:style style:name="Listecontinue4" style:display-name="Liste continue 4" style:family="paragraph" style:parent-style-name="Normal">
      <style:paragraph-properties fo:margin-bottom="0.0833in" fo:margin-left="1in">
        <style:tab-stops/>
      </style:paragraph-properties>
      <style:text-properties fo:hyphenate="false"/>
    </style:style>
    <style:style style:name="Listecontinue5" style:display-name="Liste continue 5" style:family="paragraph" style:parent-style-name="Normal">
      <style:paragraph-properties fo:margin-bottom="0.0833in" fo:margin-left="1.25in">
        <style:tab-stops/>
      </style:paragraph-properties>
      <style:text-properties fo:hyphenate="false"/>
    </style:style>
    <style:style style:name="Listeànuméros" style:display-name="Liste à numéros" style:family="paragraph" style:parent-style-name="Normal" style:list-style-name="LFO19">
      <style:text-properties fo:hyphenate="false"/>
    </style:style>
    <style:style style:name="Listeànuméros2" style:display-name="Liste à numéros 2" style:family="paragraph" style:parent-style-name="Normal" style:list-style-name="LFO19">
      <style:text-properties fo:hyphenate="false"/>
    </style:style>
    <style:style style:name="Listeànuméros3" style:display-name="Liste à numéros 3" style:family="paragraph" style:parent-style-name="Normal" style:list-style-name="LFO19">
      <style:text-properties fo:hyphenate="false"/>
    </style:style>
    <style:style style:name="Listeànuméros4" style:display-name="Liste à numéros 4" style:family="paragraph" style:parent-style-name="Normal" style:list-style-name="LFO19">
      <style:text-properties fo:hyphenate="false"/>
    </style:style>
    <style:style style:name="Listeànuméros5" style:display-name="Liste à numéros 5" style:family="paragraph" style:parent-style-name="Normal" style:list-style-name="LFO19">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extedemacro" style:display-name="Texte de macro" style:family="paragraph">
      <style:paragraph-properties fo:margin-bottom="0in" fo:line-height="125%">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fo:hyphenate="false"/>
    </style:style>
    <style:style style:name="TextedemacroCar" style:display-name="Texte de macro Car" style:family="text" style:parent-style-name="Policepardéfaut">
      <style:text-properties style:font-name="Consolas" style:font-name-complex="Consolas" fo:font-size="10pt" style:font-size-asian="10pt"/>
    </style:style>
    <style:style style:name="En-têtedemessage" style:display-name="En-tête de message" style:family="paragraph" style:parent-style-name="Normal">
      <style:paragraph-properties fo:border="0.0104in solid #000000" fo:padding="0.0138in" style:shadow="none" fo:margin-bottom="0in" fo:line-height="100%" fo:margin-left="0.75in" fo:text-indent="-0.75in">
        <style:tab-stops/>
      </style:paragraph-properties>
      <style:text-properties style:font-name="Calibri" style:font-name-asian="Times New Roman" style:font-name-complex="Cordia New" fo:font-size="12pt" style:font-size-asian="12pt" fo:hyphenate="false"/>
    </style:style>
    <style:style style:name="En-têtedemessageCar" style:display-name="En-tête de message Car" style:family="text" style:parent-style-name="Policepardéfaut">
      <style:text-properties style:font-name="Calibri" style:font-name-asian="Times New Roman" style:font-name-complex="Cordia New" fo:font-size="12pt" style:font-size-asian="12pt" fo:background-color="transparent"/>
    </style:style>
    <style:style style:name="NormalWeb" style:display-name="Normal (Web)" style:family="paragraph" style:parent-style-name="Normal">
      <style:text-properties style:font-name="Times New Roman" style:font-name-complex="Times New Roman" fo:font-size="12pt" style:font-size-asian="12pt" fo:hyphenate="false"/>
    </style:style>
    <style:style style:name="Retraitnormal" style:display-name="Retrait normal" style:family="paragraph" style:parent-style-name="Normal">
      <style:paragraph-properties fo:margin-left="0.5in">
        <style:tab-stops/>
      </style:paragraph-properties>
      <style:text-properties fo:hyphenate="false"/>
    </style:style>
    <style:style style:name="Titredenote" style:display-name="Titre de note" style:family="paragraph" style:parent-style-name="Normal" style:next-style-name="Normal">
      <style:paragraph-properties fo:margin-bottom="0in" fo:line-height="100%"/>
      <style:text-properties fo:hyphenate="false"/>
    </style:style>
    <style:style style:name="TitredenoteCar" style:display-name="Titre de note Car" style:family="text" style:parent-style-name="Policepardéfaut"/>
    <style:style style:name="Numérodepage" style:display-name="Numéro de page" style:family="text" style:parent-style-name="Policepardéfaut"/>
    <style:style style:name="Textebrut" style:display-name="Texte brut" style:family="paragraph" style:parent-style-name="Normal">
      <style:paragraph-properties fo:margin-bottom="0in" fo:line-height="100%"/>
      <style:text-properties style:font-name="Consolas" style:font-name-complex="Consolas" fo:font-size="10.5pt" style:font-size-asian="10.5pt" fo:hyphenate="false"/>
    </style:style>
    <style:style style:name="TextebrutCar" style:display-name="Texte brut Car" style:family="text" style:parent-style-name="Policepardéfaut">
      <style:text-properties style:font-name="Consolas" style:font-name-complex="Consolas" fo:font-size="10.5pt" style:font-size-asian="10.5pt"/>
    </style:style>
    <style:style style:name="Salutations" style:display-name="Salutations" style:family="paragraph" style:parent-style-name="Normal" style:next-style-name="Normal">
      <style:text-properties fo:hyphenate="false"/>
    </style:style>
    <style:style style:name="SalutationsCar" style:display-name="Salutations Car" style:family="text" style:parent-style-name="Policepardéfaut"/>
    <style:style style:name="Signature" style:display-name="Signature" style:family="paragraph" style:parent-style-name="Normal">
      <style:paragraph-properties fo:margin-top="0.5in" fo:margin-bottom="0in" fo:line-height="130%"/>
      <style:text-properties fo:hyphenate="false"/>
    </style:style>
    <style:style style:name="SignatureCar" style:display-name="Signature Car" style:family="text" style:parent-style-name="Policepardéfaut">
      <style:text-properties style:letter-kerning="true"/>
    </style:style>
    <style:style style:name="Élevé" style:display-name="Élevé" style:family="text" style:parent-style-name="Policepardéfaut">
      <style:text-properties fo:font-weight="bold" style:font-weight-asian="bold" style:font-weight-complex="bold"/>
    </style:style>
    <style:style style:name="Sous-titre" style:display-name="Sous-titre" style:family="paragraph" style:parent-style-name="Normal" style:next-style-name="Normal">
      <style:paragraph-properties fo:margin-left="0.1in" fo:margin-right="0.5in">
        <style:tab-stops/>
      </style:paragraph-properties>
      <style:text-properties style:font-name="Calibri" style:font-name-asian="Times New Roman" style:font-name-complex="Cordia New" fo:text-transform="uppercase" fo:color="#7E97AD" fo:font-size="32pt" style:font-size-asian="32pt" fo:hyphenate="false"/>
    </style:style>
    <style:style style:name="Sous-titreCar" style:display-name="Sous-titre Car" style:family="text" style:parent-style-name="Policepardéfaut">
      <style:text-properties style:font-name="Calibri" style:font-name-asian="Times New Roman" style:font-name-complex="Cordia New" fo:text-transform="uppercase" fo:color="#7E97AD" style:letter-kerning="true" fo:font-size="32pt" style:font-size-asian="32pt"/>
    </style:style>
    <style:style style:name="Emphasepâle" style:display-name="Emphase pâle" style:family="text" style:parent-style-name="Policepardéfaut">
      <style:text-properties fo:font-style="italic" style:font-style-asian="italic" style:font-style-complex="italic" fo:color="#808080"/>
    </style:style>
    <style:style style:name="Référencepâle" style:display-name="Référence pâle" style:family="text" style:parent-style-name="Policepardéfaut">
      <style:text-properties fo:font-variant="small-caps" fo:color="#CC8E60" style:text-underline-type="single" style:text-underline-style="solid" style:text-underline-width="auto" style:text-underline-mode="continuous"/>
    </style:style>
    <style:style style:name="Tabledesréférencesjuridiques" style:display-name="Table des références juridiques" style:family="paragraph" style:parent-style-name="Normal" style:next-style-name="Normal">
      <style:paragraph-properties fo:margin-bottom="0in" fo:margin-left="0.1527in" fo:text-indent="-0.1527in">
        <style:tab-stops/>
      </style:paragraph-properties>
      <style:text-properties fo:hyphenate="false"/>
    </style:style>
    <style:style style:name="Tabledesillustrations" style:display-name="Table des illustrations" style:family="paragraph" style:parent-style-name="Normal" style:next-style-name="Normal">
      <style:paragraph-properties fo:margin-bottom="0in"/>
      <style:text-properties fo:hyphenate="false"/>
    </style:style>
    <style:style style:name="Titre" style:display-name="Titre" style:family="paragraph" style:parent-style-name="Normal" style:next-style-name="Normal">
      <style:paragraph-properties fo:border="0.0069in solid #7E97AD" fo:padding-top="0.1388in" fo:padding-left="0.0694in" fo:padding-bottom="0.1388in" fo:padding-right="0.0694in" style:shadow="none" fo:margin-top="0.1666in" fo:margin-bottom="0.1666in" fo:line-height="0.8333in" fo:margin-left="0.0798in" fo:margin-right="0.0798in" fo:background-color="#7E97AD">
        <style:tab-stops/>
      </style:paragraph-properties>
      <style:text-properties style:font-name="Calibri" style:font-name-asian="Times New Roman" style:font-name-complex="Cordia New" fo:text-transform="uppercase" fo:color="#FFFFFF" fo:letter-spacing="0.0277in" style:letter-kerning="true" fo:font-size="68pt" style:font-size-asian="68pt" fo:hyphenate="false"/>
    </style:style>
    <style:style style:name="TitreCar" style:display-name="Titre Car" style:family="text" style:parent-style-name="Policepardéfaut">
      <style:text-properties style:font-name="Calibri" style:font-name-asian="Times New Roman" style:font-name-complex="Cordia New" fo:text-transform="uppercase" fo:color="#FFFFFF" fo:letter-spacing="0.0277in" style:letter-kerning="true" fo:font-size="68pt" style:font-size-asian="68pt" fo:background-color="#7E97AD"/>
    </style:style>
    <style:style style:name="TitreTR" style:display-name="Titre TR" style:family="paragraph" style:parent-style-name="Normal" style:next-style-name="Normal">
      <style:paragraph-properties fo:margin-top="0.0833in"/>
      <style:text-properties style:font-name="Calibri" style:font-name-asian="Times New Roman" style:font-name-complex="Cordia New" fo:font-weight="bold" style:font-weight-asian="bold" style:font-weight-complex="bold" fo:font-size="12pt" style:font-size-asian="12pt" fo:hyphenate="false"/>
    </style:style>
    <style:style style:name="TM1" style:display-name="TM 1" style:family="paragraph" style:parent-style-name="Normal" style:next-style-name="Normal" style:auto-update="true">
      <style:paragraph-properties fo:margin-bottom="0.0694in">
        <style:tab-stops>
          <style:tab-stop style:type="right" style:leader-style="solid" style:leader-text="_" style:position="6.3125in"/>
        </style:tab-stops>
      </style:paragraph-properties>
      <style:text-properties fo:color="#7F7F7F" fo:font-size="11pt" style:font-size-asian="11pt"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fo:hyphenate="false"/>
    </style:style>
    <style:style style:name="TM6" style:display-name="TM 6" style:family="paragraph" style:parent-style-name="Normal" style:next-style-name="Normal" style:auto-update="true">
      <style:paragraph-properties fo:margin-bottom="0.0694in" fo:margin-left="0.7638in">
        <style:tab-stops/>
      </style:paragraph-properties>
      <style:text-properties fo:hyphenate="false"/>
    </style:style>
    <style:style style:name="TM7" style:display-name="TM 7" style:family="paragraph" style:parent-style-name="Normal" style:next-style-name="Normal" style:auto-update="true">
      <style:paragraph-properties fo:margin-bottom="0.0694in" fo:margin-left="0.9166in">
        <style:tab-stops/>
      </style:paragraph-properties>
      <style:text-properties fo:hyphenate="false"/>
    </style:style>
    <style:style style:name="TM8" style:display-name="TM 8" style:family="paragraph" style:parent-style-name="Normal" style:next-style-name="Normal" style:auto-update="true">
      <style:paragraph-properties fo:margin-bottom="0.0694in" fo:margin-left="1.0694in">
        <style:tab-stops/>
      </style:paragraph-properties>
      <style:text-properties fo:hyphenate="false"/>
    </style:style>
    <style:style style:name="TM9" style:display-name="TM 9" style:family="paragraph" style:parent-style-name="Normal" style:next-style-name="Normal" style:auto-update="true">
      <style:paragraph-properties fo:margin-bottom="0.0694in" fo:margin-left="1.2222in">
        <style:tab-stops/>
      </style:paragraph-properties>
      <style:text-properties fo:hyphenate="false"/>
    </style:style>
    <style:style style:name="En-têtedetabledesmatières" style:display-name="En-tête de table des matières" style:family="paragraph" style:parent-style-name="Titre1" style:next-style-name="Normal">
      <style:text-properties fo:hyphenate="false"/>
    </style:style>
    <style:style style:name="SansinterligneCar" style:display-name="Sans interligne Car" style:family="text" style:parent-style-name="Policepardéfaut"/>
    <style:style style:name="En-têtedetableau" style:display-name="En-tête de tableau" style:family="paragraph" style:parent-style-name="Normal">
      <style:paragraph-properties fo:keep-with-next="always" fo:border="0.0069in solid #7E97AD" fo:padding-top="0.0138in" fo:padding-left="0.0833in" fo:padding-bottom="0.0138in" fo:padding-right="0.0833in" style:shadow="none" fo:margin-top="0.1111in" fo:margin-left="0.1in" fo:margin-right="0.1in" fo:background-color="#7E97AD">
        <style:tab-stops/>
      </style:paragraph-properties>
      <style:text-properties style:font-name="Calibri" style:font-name-asian="Times New Roman" style:font-name-complex="Cordia New" fo:text-transform="uppercase" fo:color="#FFFFFF" fo:font-size="12pt" style:font-size-asian="12pt" fo:hyphenate="false"/>
    </style:style>
    <style:style style:name="Textedetableau-Décimal" style:display-name="Texte de tableau - Décimal" style:family="paragraph" style:parent-style-name="Normal">
      <style:paragraph-properties fo:margin-top="0.0416in" fo:margin-bottom="0.0416in" fo:line-height="100%" fo:margin-left="0.1in" fo:margin-right="0.1in">
        <style:tab-stops>
          <style:tab-stop style:type="char" style:char="," style:position="0.7694in"/>
        </style:tab-stops>
      </style:paragraph-properties>
      <style:text-properties fo:hyphenate="false"/>
    </style:style>
    <text:list-style style:name="Rapportannuel" style:display-name="Rapport annuel">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3"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Sommaire" style:display-name="Sommaire" style:family="paragraph" style:parent-style-name="Normal">
      <style:paragraph-properties fo:margin-top="0.25in" fo:margin-bottom="0.4166in" fo:margin-left="0.1in" fo:margin-right="0.1in">
        <style:tab-stops/>
      </style:paragraph-properties>
      <style:text-properties fo:font-style="italic" style:font-style-asian="italic" style:font-style-complex="italic" fo:color="#7F7F7F" fo:font-size="14pt" style:font-size-asian="14pt" fo:hyphenate="false"/>
    </style:style>
    <style:style style:name="Textedetableau" style:display-name="Texte de tableau" style:family="paragraph" style:parent-style-name="Normal">
      <style:paragraph-properties fo:margin-top="0.0416in" fo:margin-bottom="0.0416in" fo:line-height="100%" fo:margin-left="0.1in" fo:margin-right="0.1in">
        <style:tab-stops/>
      </style:paragraph-properties>
      <style:text-properties fo:hyphenate="false"/>
    </style:style>
    <style:style style:name="En-têteinversédetableau" style:display-name="En-tête inversé de tableau" style:family="paragraph" style:parent-style-name="Normal">
      <style:paragraph-properties fo:margin-bottom="0.0277in" fo:line-height="100%" fo:margin-left="0.1in" fo:margin-right="0.1in">
        <style:tab-stops/>
      </style:paragraph-properties>
      <style:text-properties style:font-name="Calibri" style:font-name-asian="Times New Roman" style:font-name-complex="Cordia New" fo:text-transform="uppercase" fo:color="#FFFFFF" fo:font-size="12pt" style:font-size-asian="12pt" fo:hyphenate="false"/>
    </style:style>
    <style:style style:name="En-têteombré" style:display-name="En-tête ombré" style:family="paragraph" style:parent-style-name="Normal">
      <style:paragraph-properties fo:border="0.0034in solid #7E97AD" fo:padding-top="0.0277in" fo:padding-left="0.0833in" fo:padding-bottom="0.0277in" fo:padding-right="0.0833in" style:shadow="none" fo:margin-bottom="0in" fo:line-height="100%" fo:margin-left="-0.25in" fo:margin-right="-0.25in" fo:background-color="#7E97AD">
        <style:tab-stops/>
      </style:paragraph-properties>
      <style:text-properties style:font-name="Calibri" style:font-name-asian="Times New Roman" style:font-name-complex="Cordia New" fo:text-transform="uppercase" fo:color="#FFFFFF" fo:font-size="24pt" style:font-size-asian="24pt"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mbria" fo:color="#7E97AD"/>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mbria"/>
      </text:list-level-style-bullet>
    </text:list-style>
    <style:style style:name="WW_CharLFO2LVL1" style:family="text">
      <style:text-properties style:font-name="Symbol"/>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3LVL1" style:family="text">
      <style:text-properties style:font-name="Symbol"/>
    </style: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4LVL1" style:family="text">
      <style:text-properties style:font-name="Symbol"/>
    </style: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style:style style:name="WW_CharLFO11LVL1" style:family="text">
      <style:text-properties style:font-name="Cambria"/>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4in" text:list-level-position-and-space-mode="label-alignment">
          <style:list-level-label-alignment text:label-followed-by="space" fo:margin-left="0.65in" fo:text-indent="-0.4in"/>
        </style:list-level-properties>
      </text:list-level-style-number>
      <text:list-level-style-number text:level="3"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0LVL1" style:family="text">
      <style:text-properties style:font-name="Cambria" fo:color="#7E97AD"/>
    </style:style>
    <style:style style:name="WW_CharLFO21LVL1" style:family="text">
      <style:text-properties style:font-name="Cambria" fo:color="#7E97AD"/>
    </style:style>
    <style:default-page-layout>
      <style:page-layout-properties style:layout-grid-standard-mode="true"/>
    </style:default-page-layout>
    <style:style style:family="graphic" style:name="Graphics"/>
    <style:default-style style:family="graphic">
      <style:graphic-properties draw:fill="solid" draw:fill-color="#7e97ad" draw:opacity="100%" draw:stroke="solid" svg:stroke-width="0.02778in" svg:stroke-color="#5b6e7e" svg:stroke-opacity="100%" svg:stroke-linecap="butt"/>
    </style:default-style>
  </office:styles>
  <office:automatic-styles>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1">
      <text:list-level-style-bullet text:level="1" text:style-name="WW_CharLFO11LVL1" text:bullet-char="-">
        <style:list-level-properties text:space-before="0.5in" text:min-label-width="0.15in" text:list-level-position-and-space-mode="label-alignment">
          <style:list-level-label-alignment text:label-followed-by="listtab" fo:margin-left="0.65in" fo:text-indent="-0.15in"/>
        </style:list-level-properties>
        <style:text-properties style:font-name="Cambria"/>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mbria"/>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mbria"/>
      </text:list-level-style-bullet>
    </text:list-style>
    <style:page-layout style:name="PL0">
      <style:page-layout-properties fo:page-width="8.5in" fo:page-height="11in" style:print-orientation="portrait" fo:margin-top="0.6in" fo:margin-left="1.0798in" fo:margin-bottom="0.5in" fo:margin-right="1.0798in" style:num-format="1" style:writing-mode="lr-tb">
        <style:footnote-sep style:width="0.007in" style:rel-width="33%" style:color="#595959" style:line-style="solid" style:adjustment="left"/>
      </style:page-layout-properties>
      <style:header-style>
        <style:header-footer-properties style:dynamic-spacing="true" fo:min-height="1.15in"/>
      </style:header-style>
      <style:footer-style>
        <style:header-footer-properties style:dynamic-spacing="true" fo:min-height="0.75in"/>
      </style:footer-style>
    </style:page-layout>
    <style:style style:name="P2" style:parent-style-name="En-têteombré" style:family="paragraph">
      <style:paragraph-properties>
        <style:tab-stops>
          <style:tab-stop style:type="left" style:position="3.7444in"/>
        </style:tab-stops>
      </style:paragraph-properties>
    </style:style>
    <style:style style:name="T3" style:parent-style-name="Policepardéfaut" style:family="text">
      <style:text-properties fo:language="fr" fo:country="FR"/>
    </style:style>
    <style:page-layout style:name="PL1">
      <style:page-layout-properties fo:page-width="8.5in" fo:page-height="11in" style:print-orientation="portrait" fo:margin-top="0.6in" fo:margin-left="1.0798in" fo:margin-bottom="0.5in" fo:margin-right="1.0798in" style:num-format="1" style:writing-mode="lr-tb">
        <style:footnote-sep style:width="0.007in" style:rel-width="33%" style:color="#595959" style:line-style="solid" style:adjustment="left"/>
      </style:page-layout-properties>
      <style:header-style>
        <style:header-footer-properties style:dynamic-spacing="true" fo:min-height="1.15in"/>
      </style:header-style>
      <style:footer-style>
        <style:header-footer-properties style:dynamic-spacing="true" fo:min-height="0.75in"/>
      </style:footer-style>
    </style:page-layout>
    <style:style style:name="T15" style:parent-style-name="Policepardéfaut" style:family="text">
      <style:text-properties fo:language="fr" fo:country="FR"/>
    </style:style>
    <style:style style:name="T16" style:parent-style-name="Policepardéfaut" style:family="text">
      <style:text-properties fo:language="fr" fo:country="FR"/>
    </style:style>
    <style:style style:name="T17" style:parent-style-name="Policepardéfaut" style:family="text">
      <style:text-properties fo:language="fr" fo:country="FR"/>
    </style:style>
  </office:automatic-styles>
  <office:master-styles>
    <style:master-page style:name="MP0" style:page-layout-name="PL0">
      <style:header>
        <text:p text:style-name="P2"><text:span text:style-name="T3">Table des matières</text:span></text:p>
      </style:header>
    </style:master-page>
    <style:master-page style:next-style-name="MP0" style:name="MPF0" style:page-layout-name="PL0"/>
    <style:master-page style:name="MP1" style:page-layout-name="PL1">
      <style:header>
        <text:p text:style-name="En-têteombré"><text:span text:style-name="T15">COMMANDES</text:span></text:p>
      </style:header>
      <style:footer>
        <text:p text:style-name="Pieddepage"><text:span text:style-name="T16">Page<text:s/></text:span><text:span text:style-name="T17"><text:page-number text:fixed="false">5</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P C++ :Héritage</dc:title>
    <meta:initial-creator>royer robin</meta:initial-creator>
    <dc:creator>royer robin</dc:creator>
    <meta:creation-date>2015-02-04T01:28:00Z</meta:creation-date>
    <dc:date>2015-02-04T01:28:00Z</dc:date>
    <meta:print-date>2011-08-05T20:35:00Z</meta:print-date>
    <meta:template xlink:href="Rapport%20annuel.dotx" xlink:type="simple"/>
    <meta:editing-cycles>2</meta:editing-cycles>
    <meta:editing-duration>PT60S</meta:editing-duration>
    <meta:user-defined meta:name="_TemplateID">TC028350639991</meta:user-defined>
    <meta:document-statistic meta:page-count="7" meta:paragraph-count="14" meta:word-count="1082" meta:character-count="7025" meta:row-count="49" meta:non-whitespace-character-count="5957"/>
  </office:meta>
</office:document-meta>
</file>